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3680000379C15A0C425.svm"/>
  <manifest:file-entry manifest:media-type="" manifest:full-path="Pictures/20000007000052F60000114CD4C242CE.svm"/>
  <manifest:file-entry manifest:media-type="" manifest:full-path="Pictures/2000000700005833000040279FBC3EB2.svm"/>
  <manifest:file-entry manifest:media-type="" manifest:full-path="Pictures/200000070000609B000024DEAE27F0C4.svm"/>
  <manifest:file-entry manifest:media-type="" manifest:full-path="Pictures/200000070000359C00001B3882179673.svm"/>
  <manifest:file-entry manifest:media-type="" manifest:full-path="Pictures/200000070000370E000009609BFCA9D5.svm"/>
  <manifest:file-entry manifest:media-type="" manifest:full-path="Pictures/200000070000660C0000113B470ADE73.svm"/>
  <manifest:file-entry manifest:media-type="" manifest:full-path="Pictures/200000070000508D00000D3C21458542.svm"/>
  <manifest:file-entry manifest:media-type="" manifest:full-path="Pictures/2000000700002CCA00001888523C9CED.svm"/>
  <manifest:file-entry manifest:media-type="" manifest:full-path="Pictures/2000000700002C0800002114AF162947.svm"/>
  <manifest:file-entry manifest:media-type="" manifest:full-path="Pictures/2000000700006E12000035BF24B0EE7F.svm"/>
  <manifest:file-entry manifest:media-type="" manifest:full-path="Pictures/200000070000743E00001129CFC396D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text-properties fo:color="#d4d4d4" style:font-name="Consolas" fo:font-size="10.5pt" fo:font-weight="normal" fo:background-color="#1e1e1e" style:font-size-asian="12pt" style:font-weight-asian="normal" style:font-size-complex="12pt" style:font-weight-complex="normal"/>
    </style:style>
    <style:style style:name="P6" style:family="paragraph" style:parent-style-name="Standard">
      <style:paragraph-properties style:line-height-at-least="0.503cm"/>
      <style:text-properties fo:color="#d4d4d4" fo:background-color="#1e1e1e"/>
    </style:style>
    <style:style style:name="P7" style:family="paragraph" style:parent-style-name="Standard">
      <style:paragraph-properties style:line-height-at-least="0.503cm"/>
    </style:style>
    <style:style style:name="P8" style:family="paragraph" style:parent-style-name="Standard" style:list-style-name="L6"/>
    <style:style style:name="P9" style:family="paragraph" style:parent-style-name="Text_20_body">
      <style:text-properties fo:font-size="12pt" fo:font-weight="normal" style:font-size-asian="12pt" style:font-weight-asian="normal" style:font-size-complex="12pt" style:font-weight-complex="normal"/>
    </style:style>
    <style:style style:name="P10" style:family="paragraph" style:parent-style-name="Heading_20_1">
      <style:text-properties fo:font-size="12pt" fo:font-weight="normal" style:font-size-asian="12pt" style:font-weight-asian="normal" style:font-size-complex="12pt" style:font-weight-complex="normal"/>
    </style:style>
    <style:style style:name="P11" style:family="paragraph" style:parent-style-name="Heading_20_2">
      <style:text-properties fo:font-size="12pt" fo:font-weight="normal" style:font-size-asian="12pt" style:font-weight-asian="normal" style:font-size-complex="12pt" style:font-weight-complex="normal"/>
    </style:style>
    <style:style style:name="T1" style:family="text">
      <style:text-properties fo:color="#d4d4d4" fo:background-color="#1e1e1e"/>
    </style:style>
    <style:style style:name="T2" style:family="text">
      <style:text-properties fo:color="#d4d4d4" style:font-name="Consolas" fo:font-size="10.5pt" fo:font-weight="normal" fo:background-color="#1e1e1e"/>
    </style:style>
    <style:style style:name="T3" style:family="text">
      <style:text-properties fo:color="#ce9178"/>
    </style:style>
    <style:style style:name="T4" style:family="text">
      <style:text-properties fo:color="#ce9178" style:font-name="Consolas" fo:font-size="10.5pt" fo:font-weight="normal"/>
    </style:style>
    <style:style style:name="T5" style:family="text">
      <style:text-properties fo:color="#ce9178" style:font-name="Consolas" fo:font-size="10.5pt" fo:font-weight="normal" fo:background-color="#1e1e1e"/>
    </style:style>
    <style:style style:name="T6" style:family="text">
      <style:text-properties fo:color="#ce9178" style:font-name="Consolas" fo:font-size="10.5pt" fo:background-color="#1e1e1e"/>
    </style:style>
    <style:style style:name="T7" style:family="text">
      <style:text-properties style:font-name="Consolas" fo:font-size="10.5pt" fo:font-weight="normal"/>
    </style:style>
    <style:style style:name="T8" style:family="text">
      <style:text-properties fo:color="#c586c0" style:font-name="Consolas" fo:font-size="10.5pt"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cm" svg:y="0.82cm" svg:width="17cm" svg:height="3.544cm" draw:z-index="0"><draw:image xlink:href="Pictures/20000007000052F60000114CD4C242CE.svm" xlink:type="simple" xlink:show="embed" xlink:actuate="onLoad"/></draw:frame>String template:</text:p>
      <text:p text:style-name="Standard"/>
      <text:p text:style-name="Standard">Input form user:</text:p>
      <text:list xml:id="list7741653901222165303" text:style-name="L1">
        <text:list-item>
          <text:p text:style-name="P1">the value provided by user is a string type so in that case it needs to be converted to string</text:p>
        </text:list-item>
        <text:list-item>
          <text:p text:style-name="P1">“:.2f” will add two decimal places</text:p>
        </text:list-item>
      </text:list>
      <text:p text:style-name="Standard"><draw:frame draw:style-name="fr2" draw:name="graphics2" text:anchor-type="paragraph" svg:width="17cm" svg:height="2.51cm" draw:z-index="1"><draw:image xlink:href="Pictures/200000070000743E00001129CFC396D4.svm" xlink:type="simple" xlink:show="embed" xlink:actuate="onLoad"/></draw:frame></text:p>
      <text:p text:style-name="Standard">“IN” keyword:</text:p>
      <text:list xml:id="list7335302941052714394" text:style-name="L2">
        <text:list-item>
          <text:p text:style-name="P2">works for: strings, list, tuples sets,</text:p>
        </text:list-item>
      </text:list>
      <text:p text:style-name="Standard"><draw:frame draw:style-name="fr2" draw:name="graphics3" text:anchor-type="paragraph" svg:width="17cm" svg:height="2.87cm" draw:z-index="2"><draw:image xlink:href="Pictures/200000070000660C0000113B470ADE73.svm" xlink:type="simple" xlink:show="embed" xlink:actuate="onLoad"/></draw:frame></text:p>
      <text:p text:style-name="Standard">Nice way of multiple “or” condition checking:</text:p>
      <text:p text:style-name="Standard"><draw:frame draw:style-name="fr2" draw:name="graphics4" text:anchor-type="paragraph" svg:width="17cm" svg:height="6.488cm" draw:z-index="3"><draw:image xlink:href="Pictures/200000070000609B000024DEAE27F0C4.svm" xlink:type="simple" xlink:show="embed" xlink:actuate="onLoad"/></draw:frame></text:p>
      <text:p text:style-name="Standard">“_” - <text:s/>ignore variable</text:p>
      <text:p text:style-name="Standard"><draw:frame draw:style-name="fr3" draw:name="graphics5" text:anchor-type="paragraph" svg:width="14.093cm" svg:height="2.401cm" draw:z-index="4"><draw:image xlink:href="Pictures/200000070000370E000009609BFCA9D5.svm" xlink:type="simple" xlink:show="embed" xlink:actuate="onLoad"/></draw:frame></text:p>
      <text:p text:style-name="Standard"/>
      <text:p text:style-name="Standard"/>
      <text:p text:style-name="Standard"><text:soft-page-break/>One of the ways to split the list:</text:p>
      <text:p text:style-name="Standard"><draw:frame draw:style-name="fr3" draw:name="graphics6" text:anchor-type="paragraph" svg:width="10.691cm" svg:height="4.821cm" draw:z-index="5"><draw:image xlink:href="Pictures/200000070000359C00001B3882179673.svm" xlink:type="simple" xlink:show="embed" xlink:actuate="onLoad"/></draw:frame></text:p>
      <text:p text:style-name="Standard">Lambda examples:</text:p>
      <text:list xml:id="list6436897476157957704" text:style-name="L3">
        <text:list-item>
          <text:p text:style-name="P3">map must be converted to list if needs to be printed (map return map object)</text:p>
        </text:list-item>
      </text:list>
      <text:p text:style-name="Standard"><draw:frame draw:style-name="fr2" draw:name="graphics7" text:anchor-type="paragraph" svg:width="17cm" svg:height="2.792cm" draw:z-index="6"><draw:image xlink:href="Pictures/200000070000508D00000D3C21458542.svm" xlink:type="simple" xlink:show="embed" xlink:actuate="onLoad"/></draw:frame></text:p>
      <text:p text:style-name="Standard">Dictionary comprehension. Example of converting list of tuples to dictionary:[]</text:p>
      <text:p text:style-name="Standard"><draw:frame draw:style-name="fr2" draw:name="graphics8" text:anchor-type="paragraph" svg:width="17cm" svg:height="5.964cm" draw:z-index="7"><draw:image xlink:href="Pictures/2000000700006E12000035BF24B0EE7F.svm" xlink:type="simple" xlink:show="embed" xlink:actuate="onLoad"/></draw:frame></text:p>
      <text:p text:style-name="Standard">*args are loaded into function as a tuple</text:p>
      <text:p text:style-name="Standard"><draw:frame draw:style-name="fr1" draw:name="graphics9" text:anchor-type="paragraph" svg:x="5.325cm" svg:y="0.132cm" svg:width="6.202cm" svg:height="6.475cm" draw:z-index="8"><draw:image xlink:href="Pictures/20000007000033680000379C15A0C425.svm" xlink:type="simple" xlink:show="embed" xlink:actuate="onLoad"/></draw:frame></text:p>
      <text:p text:style-name="Standard"/>
      <text:p text:style-name="Standard"/>
      <text:p text:style-name="Standard"><text:soft-page-break/>Short cut version of passing key values into function:</text:p>
      <text:p text:style-name="Standard"><draw:frame draw:style-name="fr3" draw:name="graphics10" text:anchor-type="paragraph" svg:width="8.253cm" svg:height="4.173cm" draw:z-index="9"><draw:image xlink:href="Pictures/2000000700002CCA00001888523C9CED.svm" xlink:type="simple" xlink:show="embed" xlink:actuate="onLoad"/></draw:frame></text:p>
      <text:p text:style-name="Standard">**kwargs are loaded into function as dictionary</text:p>
      <text:p text:style-name="Standard"><draw:frame draw:style-name="fr3" draw:name="graphics11" text:anchor-type="paragraph" svg:width="8.16cm" svg:height="5.747cm" draw:z-index="10"><draw:image xlink:href="Pictures/2000000700002C0800002114AF162947.svm" xlink:type="simple" xlink:show="embed" xlink:actuate="onLoad"/></draw:frame></text:p>
      <text:p text:style-name="Standard">First class function – the function which is an agrument</text:p>
      <text:p text:style-name="Standard"/>
      <text:p text:style-name="Standard"><draw:frame draw:style-name="fr4" draw:name="graphics12" text:anchor-type="paragraph" svg:width="11.926cm" svg:height="9.707cm" draw:z-index="11"><draw:image xlink:href="Pictures/2000000700005833000040279FBC3EB2.svm" xlink:type="simple" xlink:show="embed" xlink:actuate="onLoad"/></draw:frame></text:p>
      <text:p text:style-name="Standard"/>
      <text:p text:style-name="Standard">Advices:</text:p>
      <text:list xml:id="list3348912721886523110" text:style-name="L4">
        <text:list-item>
          <text:p text:style-name="P4">the test should be simple</text:p>
        </text:list-item>
      </text:list>
      <text:p text:style-name="Standard"/>
      <text:p text:style-name="Standard"/>
      <text:p text:style-name="Standard"><text:soft-page-break/></text:p>
      <text:p text:style-name="Standard"/>
      <text:p text:style-name="Standard"/>
      <text:p text:style-name="Standard"/>
      <text:p text:style-name="Standard">TDD - “Test driven development”</text:p>
      <text:p text:style-name="Standard"/>
      <text:p text:style-name="Standard">Write the test which do the smallest possible think then write some code to fulfill it then improve both as you progress</text:p>
      <text:p text:style-name="Standard"/>
      <text:h text:style-name="P10" text:outline-level="1">Boundary Value Analysis &amp; Equivalence Partitioning with Examples</text:h>
      <text:p text:style-name="P9"><text:a xlink:type="simple" xlink:href="https://www.guru99.com/equivalence-partitioning-boundary-value-analysis.html" text:style-name="Internet_20_link" text:visited-style-name="Visited_20_Internet_20_Link">https://www.guru99.com/equivalence-partitioning-boundary-value-analysis.html</text:a></text:p>
      <text:p text:style-name="P9"/>
      <text:p text:style-name="P9">Look for a different testing technic</text:p>
      <text:p text:style-name="P9"/>
      <text:p text:style-name="P9"/>
      <text:p text:style-name="P9"/>
      <text:p text:style-name="P9">from unittest.mock import patch</text:p>
      <text:p text:style-name="P9"/>
      <text:p text:style-name="P9">The “Patch” allow to check if function was called with the right argument.</text:p>
      <text:p text:style-name="P9"/>
      <text:p text:style-name="P9">e.g.</text:p>
      <text:p text:style-name="P5">blog = Blog(<text:span text:style-name="T3">"Test title"</text:span>, <text:span text:style-name="T3">"Test author"</text:span>)</text:p>
      <text:p text:style-name="P6">        <text:span text:style-name="T7">app.blogs.update({</text:span><text:span text:style-name="T4">"FirstBlog"</text:span><text:span text:style-name="T7">: blog})</text:span></text:p>
      <text:p text:style-name="P7"/>
      <text:p text:style-name="P6">        <text:span text:style-name="T8">with</text:span><text:span text:style-name="T7"> patch(</text:span><text:span text:style-name="T4">"builtins.print"</text:span><text:span text:style-name="T7">) </text:span><text:span text:style-name="T8">as</text:span><text:span text:style-name="T7"> mocked_print:</text:span></text:p>
      <text:p text:style-name="P6">            <text:span text:style-name="T7">app.print_blogs()</text:span></text:p>
      <text:p text:style-name="P7"><text:span text:style-name="T1">            </text:span><text:span text:style-name="T2">mocked_print.assert_called_with(</text:span><text:span text:style-name="T5">"- Title: Test title, Author: Test author (0 posts)"</text:span><text:span text:style-name="T2">)</text:span></text:p>
      <text:p text:style-name="P9"/>
      <text:p text:style-name="P9">This will check if print function was called with argument “<text:span text:style-name="T6">- Title: Test title, Author: Test author (0 posts)</text:span>”</text:p>
      <text:p text:style-name="P9"/>
      <text:p text:style-name="P9"/>
      <text:p text:style-name="P9"/>
      <text:h text:style-name="P11" text:outline-level="2">The different types of tests </text:h>
      <text:h text:style-name="Heading_20_3" text:outline-level="3">Unit tests </text:h>
      <text:p text:style-name="Text_20_body">Unit tests are very low level, close to the source of your application. They consist in testing individual methods and functions of the classes, components or modules used by your software. Unit tests are in general quite cheap to automate and can be run very quickly by a continuous integration server.</text:p>
      <text:h text:style-name="Heading_20_3" text:outline-level="3"><text:soft-page-break/>Integration tests </text:h>
      <text:p text:style-name="Text_20_body">Integration tests verify that different modules or services used by your application work well together. For example, it can be testing the interaction with the database or making sure that microservices work together as expected. These types of tests are more expensive to run as they require multiple parts of the application to be up and running.</text:p>
      <text:p text:style-name="P9"/>
      <text:p text:style-name="P9"/>
      <text:p text:style-name="P9"/>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EED TO:</text:p>
      <text:p text:style-name="Standard"/>
      <text:list xml:id="list268981297304756418" text:style-name="L6">
        <text:list-item>
          <text:p text:style-name="P8">FIND OUT HOW TO SAVE ALL FILES ON TEST BUTTON PRESS</text:p>
        </text:list-item>
        <text:list-item>
          <text:p text:style-name="P8">HOW TO DISPLAY ALL TESTS FROM SUBFOLDERS</text:p>
        </text:list-item>
        <text:list-item>
          <text:p text:style-name="P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fal Wilk</meta:initial-creator>
    <meta:creation-date>2020-08-26T21:26:20.78</meta:creation-date>
    <meta:generator>OpenOffice/4.1.5$Win32 OpenOffice.org_project/415m1$Build-9789</meta:generator>
    <dc:date>2020-10-08T16:19:35.75</dc:date>
    <dc:creator>Rafal Wilk</dc:creator>
    <meta:editing-duration>PT12H19M57S</meta:editing-duration>
    <meta:editing-cycles>15</meta:editing-cycles>
    <meta:document-statistic meta:table-count="0" meta:image-count="12" meta:object-count="0" meta:page-count="5" meta:paragraph-count="40" meta:word-count="373" meta:character-count="2341"/>
  </office:meta>
</office:document-meta>
</file>